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343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14cm" fo:min-width="0.2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draw:stroke-dash="Dashed_20__28_var_29__20_344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14cm" fo:min-width="0.25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345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14cm" fo:min-width="0.2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346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draw:layer="layout" svg:width="0.246cm" svg:height="0.414cm" svg:x="8.264cm" svg:y="15.377cm">
            <draw:text-box>
              <text:p text:style-name="P1"><text:span text:style-name="T1">A</text:span></text:p>
            </draw:text-box>
          </draw:frame>
          <draw:frame draw:style-name="gr2" draw:text-style-name="P2" draw:layer="layout" svg:width="0.251cm" svg:height="0.414cm" svg:x="10.903cm" svg:y="13.283cm">
            <draw:text-box>
              <text:p text:style-name="P1"><text:span text:style-name="T1">C</text:span></text:p>
            </draw:text-box>
          </draw:frame>
          <draw:frame draw:style-name="gr3" draw:text-style-name="P2" draw:layer="layout" svg:width="0.246cm" svg:height="0.414cm" svg:x="12.94cm" svg:y="16.259cm">
            <draw:text-box>
              <text:p text:style-name="P1"><text:span text:style-name="T1">B</text:span></text:p>
            </draw:text-box>
          </draw:frame>
          <draw:polygon draw:style-name="gr4" draw:text-style-name="P3" draw:layer="layout" svg:width="4.418cm" svg:height="3.072cm" svg:x="8.507cm" svg:y="13.569cm" svg:viewBox="0 0 4419 3073" draw:points="0,2304 2221,0 4419,307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N </meta:initial-creator>
    <meta:creation-date>2018-06-14T15:03:00.033968738</meta:creation-date>
    <dc:date>2018-06-14T15:03:30.415940630</dc:date>
    <dc:creator>BN </dc:creator>
    <meta:editing-duration>PT30S</meta:editing-duration>
    <meta:editing-cycles>1</meta:editing-cycles>
    <meta:document-statistic meta:object-count="5"/>
    <meta:generator>LibreOffice/4.3.3.2$Linux_X86_64 LibreOffice_project/430m0$Build-2</meta:generator>
  </office:meta>
</office:document-meta>
</file>